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" draw:marker-start-width="0.254cm" draw:marker-start-center="false" draw:marker-end="Arrow" draw:marker-end-width="0.254cm" draw:marker-end-center="false" draw:fill="none" draw:textarea-horizontal-align="center"/>
    </style:style>
    <style:style style:name="gr2" style:family="graphic" style:parent-style-name="objectwithoutfill">
      <style:graphic-properties draw:marker-start="Arrow" draw:marker-start-width="0.254cm" draw:marker-start-center="false" draw:marker-end="" draw:marker-end-width="0.254cm" draw:marker-end-center="false" draw:fill="none" draw:textarea-horizontal-align="center"/>
    </style:style>
    <style:style style:name="gr3" style:family="graphic" style:parent-style-name="standard">
      <style:graphic-properties draw:textarea-horizontal-align="center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8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9" style:family="graphic" style:parent-style-name="objectwithoutfill">
      <style:graphic-properties draw:marker-start="Arrow" draw:marker-start-width="0.254cm" draw:marker-end="" draw:marker-end-width="0.254cm" draw:marker-end-center="false" draw:fill="none" draw:textarea-horizontal-align="center"/>
    </style:style>
    <style:style style:name="gr10" style:family="graphic" style:parent-style-name="objectwithoutfill">
      <style:graphic-properties draw:marker-end="Arrow" draw:marker-end-width="0.254cm" draw:fill="none" draw:textarea-horizontal-align="center"/>
    </style:style>
    <style:style style:name="gr11" style:family="graphic" style:parent-style-name="objectwithoutfill">
      <style:graphic-properties draw:marker-start="Arrow" draw:marker-start-width="0.254cm" draw:marker-end="" draw:marker-end-width="0.254cm" draw:fill="none" draw:textarea-horizontal-align="center"/>
    </style:style>
    <style:style style:name="gr12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13" style:family="graphic" style:parent-style-name="objectwithoutfill">
      <style:graphic-properties draw:marker-start="Arrow" draw:marker-start-width="0.25cm" draw:marker-end="Arrow" draw:marker-end-width="0.25cm" draw:fill="none" draw:textarea-horizontal-align="center"/>
    </style:style>
    <style:style style:name="gr14" style:family="graphic" style:parent-style-name="standard">
      <style:graphic-properties draw:textarea-horizontal-align="center"/>
    </style:style>
    <style:style style:name="gr15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6" style:family="graphic" style:parent-style-name="objectwithoutfill">
      <style:graphic-properties draw:marker-start="" draw:marker-start-width="0.25cm" draw:marker-end="Arrow" draw:marker-end-width="0.25cm" draw:fill="none" draw:textarea-horizontal-align="center"/>
    </style:style>
    <style:style style:name="gr17" style:family="graphic" style:parent-style-name="objectwithoutfill">
      <style:graphic-properties draw:marker-end="Arrow" draw:marker-end-width="0.25cm" draw:fill="none" draw:textarea-horizontal-align="center"/>
    </style:style>
    <style:style style:name="gr18" style:family="graphic" style:parent-style-name="objectwithoutfill">
      <style:graphic-properties svg:stroke-width="0.1cm" draw:marker-start="Arrow" draw:marker-start-width="0.25cm" draw:marker-end="Arrow" draw:marker-end-width="0.25cm" draw:fill="none" draw:textarea-horizontal-align="center" fo:padding-top="0.075cm" fo:padding-bottom="0.075cm" fo:padding-left="0.101cm" fo:padding-right="0.101cm"/>
    </style:style>
    <style:style style:name="gr19" style:family="graphic" style:parent-style-name="objectwithoutfill">
      <style:graphic-properties svg:stroke-width="0.1cm" draw:marker-start="" draw:marker-start-width="0.25cm" draw:marker-end="Arrow" draw:marker-end-width="0.25cm" draw:fill="none" draw:textarea-horizontal-align="center" fo:padding-top="0.075cm" fo:padding-bottom="0.075cm" fo:padding-left="0.101cm" fo:padding-right="0.101cm"/>
    </style:style>
    <style:style style:name="gr20" style:family="graphic" style:parent-style-name="objectwithoutfill">
      <style:graphic-properties svg:stroke-width="0.1cm" draw:marker-start="Arrow" draw:marker-start-width="0.25cm" draw:marker-end="" draw:marker-end-width="0.25cm" draw:fill="none" draw:textarea-horizontal-align="center" fo:padding-top="0.075cm" fo:padding-bottom="0.075cm" fo:padding-left="0.101cm" fo:padding-right="0.101cm"/>
    </style:style>
    <style:style style:name="gr21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2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weight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layer="layout" svg:width="0cm" svg:height="0.583cm" svg:x="10.369cm" svg:y="12.379cm" svg:viewBox="0 0 0 584" draw:points="0,0 0,394 0,584">
          <text:p/>
        </draw:polyline>
        <draw:polyline draw:style-name="gr2" draw:layer="layout" svg:width="0cm" svg:height="0.583cm" svg:x="10.669cm" svg:y="12.38cm" svg:viewBox="0 0 0 584" draw:points="0,0 0,394 0,584">
          <text:p/>
        </draw:polyline>
        <draw:rect draw:style-name="gr3" xml:id="id12" draw:id="id12" draw:layer="layout" svg:width="0.483cm" svg:height="0.247cm" svg:x="15.528cm" svg:y="5.242cm">
          <text:p/>
        </draw:rect>
        <draw:frame draw:style-name="gr4" draw:text-style-name="P1" draw:layer="layout" svg:width="1.8cm" svg:height="0.9cm" svg:x="1.45cm" svg:y="1.45cm">
          <draw:text-box>
            <text:p><text:span text:style-name="T1">TOE</text:span></text:p>
          </draw:text-box>
        </draw:frame>
        <draw:g>
          <draw:polyline draw:style-name="gr5" draw:layer="layout" svg:width="0.249cm" svg:height="0.499cm" svg:x="1.5cm" svg:y="12.8cm" svg:viewBox="0 0 250 500" draw:points="0,0 250,250 0,500">
            <text:p/>
          </draw:polyline>
          <draw:frame draw:style-name="gr6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7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8" draw:layer="layout" svg:x1="1.5cm" svg:y1="12.55cm" svg:x2="1.75cm" svg:y2="12.55cm">
            <text:p/>
          </draw:line>
        </draw:g>
        <draw:connector draw:style-name="gr9" draw:layer="layout" draw:line-skew="-0.77cm -0.461cm" svg:x1="8.875cm" svg:y1="5.983cm" svg:x2="13.59cm" svg:y2="3.003cm" draw:start-shape="id1" draw:start-glue-point="3" draw:end-shape="id2" draw:end-glue-point="2" svg:d="M8875 5983h-1271v-2012h5986v-968">
          <text:p/>
        </draw:connector>
        <draw:rect draw:style-name="gr3" xml:id="id3" draw:id="id3" draw:layer="layout" svg:width="0.482cm" svg:height="0.175cm" svg:x="11.414cm" svg:y="7.073cm">
          <text:p/>
        </draw:rect>
        <draw:connector draw:style-name="gr10" draw:layer="layout" draw:line-skew="0cm -0.907cm -0.769cm" svg:x1="11.896cm" svg:y1="7.16cm" svg:x2="8.874cm" svg:y2="6.482cm" draw:start-shape="id3" draw:start-glue-point="1" draw:end-shape="id4" draw:end-glue-point="3" svg:d="M11896 7160h501v-318h-4793v-360h1270">
          <text:p/>
        </draw:connector>
        <draw:rect draw:style-name="gr3" xml:id="id5" draw:id="id5" draw:layer="layout" svg:width="0.483cm" svg:height="0.356cm" svg:x="5.064cm" svg:y="6.033cm">
          <text:p/>
        </draw:rect>
        <draw:connector draw:style-name="gr10" draw:layer="layout" svg:x1="5.547cm" svg:y1="6.211cm" svg:x2="8.874cm" svg:y2="6.211cm" draw:start-shape="id5" draw:start-glue-point="1" svg:d="M5547 6211h3327">
          <text:p/>
        </draw:connector>
        <draw:rect draw:style-name="gr3" xml:id="id6" draw:id="id6" draw:layer="layout" svg:width="0.483cm" svg:height="0.356cm" svg:x="11.771cm" svg:y="5.586cm">
          <text:p/>
        </draw:rect>
        <draw:rect draw:style-name="gr3" xml:id="id8" draw:id="id8" draw:layer="layout" svg:width="0.483cm" svg:height="0.321cm" svg:x="11.774cm" svg:y="5.886cm">
          <text:p/>
        </draw:rect>
        <draw:rect draw:style-name="gr3" xml:id="id7" draw:id="id7" draw:layer="layout" svg:width="0.483cm" svg:height="0.356cm" svg:x="10.571cm" svg:y="5.587cm">
          <text:p/>
        </draw:rect>
        <draw:rect draw:style-name="gr3" xml:id="id9" draw:id="id9" draw:layer="layout" svg:width="0.483cm" svg:height="0.321cm" svg:x="10.574cm" svg:y="5.887cm">
          <text:p/>
        </draw:rect>
        <draw:connector draw:style-name="gr10" draw:layer="layout" svg:x1="11.771cm" svg:y1="5.764cm" svg:x2="11.054cm" svg:y2="5.765cm" draw:start-shape="id6" draw:start-glue-point="3" draw:end-shape="id7" draw:end-glue-point="1" svg:d="M11771 5764h-358v1h-359">
          <text:p/>
        </draw:connector>
        <draw:connector draw:style-name="gr10" draw:layer="layout" draw:line-skew="-0.002cm" svg:x1="11.774cm" svg:y1="6.046cm" svg:x2="11.057cm" svg:y2="6.047cm" draw:start-shape="id8" draw:start-glue-point="3" draw:end-shape="id9" draw:end-glue-point="1" svg:d="M11774 6046h-360v1h-357">
          <text:p/>
        </draw:connector>
        <draw:rect draw:style-name="gr3" xml:id="id10" draw:id="id10" draw:layer="layout" svg:width="0.483cm" svg:height="0.356cm" svg:x="11.772cm" svg:y="6.187cm">
          <text:p/>
        </draw:rect>
        <draw:rect draw:style-name="gr3" xml:id="id11" draw:id="id11" draw:layer="layout" svg:width="0.483cm" svg:height="0.356cm" svg:x="10.572cm" svg:y="6.188cm">
          <text:p/>
        </draw:rect>
        <draw:connector draw:style-name="gr11" draw:layer="layout" svg:x1="11.772cm" svg:y1="6.365cm" svg:x2="11.055cm" svg:y2="6.366cm" draw:start-shape="id10" draw:start-glue-point="3" draw:end-shape="id11" draw:end-glue-point="1" svg:d="M11772 6365h-358v1h-359">
          <text:p/>
        </draw:connector>
        <draw:rect draw:style-name="gr3" xml:id="id13" draw:id="id13" draw:layer="layout" svg:width="0.483cm" svg:height="0.266cm" svg:x="8.871cm" svg:y="5.585cm">
          <text:p/>
        </draw:rect>
        <draw:rect draw:style-name="gr3" xml:id="id4" draw:id="id4" draw:layer="layout" svg:width="0.483cm" svg:height="0.247cm" svg:x="8.874cm" svg:y="6.359cm">
          <text:p/>
        </draw:rect>
        <draw:rect draw:style-name="gr3" xml:id="id1" draw:id="id1" draw:layer="layout" svg:width="0.483cm" svg:height="0.247cm" svg:x="8.875cm" svg:y="5.86cm">
          <text:p/>
        </draw:rect>
        <draw:rect draw:style-name="gr3" draw:layer="layout" svg:width="0.483cm" svg:height="0.247cm" svg:x="8.875cm" svg:y="6.36cm">
          <text:p/>
        </draw:rect>
        <draw:rect draw:style-name="gr3" draw:layer="layout" svg:width="0.483cm" svg:height="0.247cm" svg:x="8.874cm" svg:y="6.082cm">
          <text:p/>
        </draw:rect>
        <draw:connector draw:style-name="gr10" draw:layer="layout" draw:line-skew="0cm 0.284cm -0.512cm" svg:x1="15.528cm" svg:y1="5.365cm" svg:x2="8.871cm" svg:y2="5.718cm" draw:start-shape="id12" draw:start-glue-point="3" draw:end-shape="id13" draw:end-glue-point="3" svg:d="M15528 5365h-3087v3h-4583v350h1013">
          <text:p/>
        </draw:connector>
        <draw:rect draw:style-name="gr12" draw:text-style-name="P3" xml:id="id58" draw:id="id58" draw:layer="layout" svg:width="1.88cm" svg:height="0.559cm" svg:x="17.13cm" svg:y="1.482cm">
          <text:p><text:span text:style-name="T3">MMIO</text:span></text:p>
        </draw:rect>
        <draw:connector draw:style-name="gr10" draw:layer="layout" draw:line-skew="0cm 0.939cm -0.807cm" svg:x1="11.92cm" svg:y1="7.918cm" svg:x2="8.912cm" svg:y2="8.672cm" draw:start-shape="id14" draw:start-glue-point="1" draw:end-shape="id15" draw:end-glue-point="3" svg:d="M11920 7918h501v346h-4817v408h1308">
          <text:p/>
        </draw:connector>
        <draw:rect draw:style-name="gr3" draw:layer="layout" svg:width="0.508cm" svg:height="0.254cm" svg:x="8.912cm" svg:y="8.645cm">
          <text:p/>
        </draw:rect>
        <draw:rect draw:style-name="gr3" xml:id="id32" draw:id="id32" draw:layer="layout" svg:width="0.508cm" svg:height="0.254cm" svg:x="11.412cm" svg:y="9.145cm">
          <text:p/>
        </draw:rect>
        <draw:rect draw:style-name="gr3" draw:layer="layout" svg:width="0.508cm" svg:height="0.254cm" svg:x="11.412cm" svg:y="8.845cm">
          <text:p/>
        </draw:rect>
        <draw:rect draw:style-name="gr3" xml:id="id16" draw:id="id16" draw:layer="layout" svg:width="0.229cm" svg:height="0.531cm" svg:x="14.246cm" svg:y="2.468cm">
          <text:p/>
        </draw:rect>
        <draw:connector draw:style-name="gr13" draw:layer="layout" svg:x1="14.36cm" svg:y1="2.999cm" svg:x2="11.92cm" svg:y2="8.672cm" draw:start-shape="id16" draw:start-glue-point="2" draw:end-shape="id17" draw:end-glue-point="1" svg:d="M14360 2999v5673h-2440">
          <text:p/>
        </draw:connector>
        <draw:rect draw:style-name="gr3" draw:layer="layout" svg:width="0.508cm" svg:height="0.254cm" svg:x="15.512cm" svg:y="8.845cm">
          <text:p/>
        </draw:rect>
        <draw:rect draw:style-name="gr3" xml:id="id23" draw:id="id23" draw:layer="layout" svg:width="0.508cm" svg:height="0.254cm" svg:x="11.412cm" svg:y="9.945cm">
          <text:p/>
        </draw:rect>
        <draw:rect draw:style-name="gr3" xml:id="id24" draw:id="id24" draw:layer="layout" svg:width="0.508cm" svg:height="0.254cm" svg:x="11.412cm" svg:y="10.545cm">
          <text:p/>
        </draw:rect>
        <draw:rect draw:style-name="gr3" xml:id="id22" draw:id="id22" draw:layer="layout" svg:width="0.229cm" svg:height="0.531cm" svg:x="14.502cm" svg:y="2.469cm">
          <text:p/>
        </draw:rect>
        <draw:rect draw:style-name="gr3" draw:text-style-name="P4" xml:id="id28" draw:id="id28" draw:layer="layout" svg:width="0.229cm" svg:height="0.531cm" svg:x="14.759cm" svg:y="2.469cm">
          <text:p/>
        </draw:rect>
        <draw:rect draw:style-name="gr3" draw:text-style-name="P4" xml:id="id38" draw:id="id38" draw:layer="layout" svg:width="0.229cm" svg:height="0.531cm" svg:x="13.989cm" svg:y="2.47cm">
          <text:p/>
        </draw:rect>
        <draw:rect draw:style-name="gr3" draw:text-style-name="P4" xml:id="id51" draw:id="id51" draw:layer="layout" svg:width="0.229cm" svg:height="0.531cm" svg:x="13.733cm" svg:y="2.471cm">
          <text:p/>
        </draw:rect>
        <draw:rect draw:style-name="gr3" draw:text-style-name="P4" xml:id="id2" draw:id="id2" draw:layer="layout" svg:width="0.229cm" svg:height="0.531cm" svg:x="13.476cm" svg:y="2.472cm">
          <text:p/>
        </draw:rect>
        <draw:rect draw:style-name="gr3" draw:text-style-name="P4" xml:id="id53" draw:id="id53" draw:layer="layout" svg:width="0.229cm" svg:height="0.531cm" svg:x="12.963cm" svg:y="2.473cm">
          <text:p/>
        </draw:rect>
        <draw:rect draw:style-name="gr3" xml:id="id19" draw:id="id19" draw:layer="layout" svg:width="0.229cm" svg:height="0.531cm" svg:x="6.546cm" svg:y="2.468cm">
          <text:p/>
        </draw:rect>
        <draw:rect draw:style-name="gr3" draw:layer="layout" svg:width="0.229cm" svg:height="0.531cm" svg:x="6.802cm" svg:y="2.469cm">
          <text:p/>
        </draw:rect>
        <draw:rect draw:style-name="gr3" draw:text-style-name="P4" xml:id="id41" draw:id="id41" draw:layer="layout" svg:width="0.229cm" svg:height="0.531cm" svg:x="7.059cm" svg:y="2.469cm">
          <text:p/>
        </draw:rect>
        <draw:rect draw:style-name="gr3" xml:id="id18" draw:id="id18" draw:layer="layout" svg:width="0.508cm" svg:height="0.254cm" svg:x="8.912cm" svg:y="10.545cm">
          <text:p/>
        </draw:rect>
        <draw:rect draw:style-name="gr14" xml:id="id21" draw:id="id21" draw:layer="layout" svg:width="0.508cm" svg:height="0.254cm" svg:x="8.912cm" svg:y="9.95cm">
          <text:p>v</text:p>
        </draw:rect>
        <draw:connector draw:style-name="gr13" draw:layer="layout" svg:x1="8.912cm" svg:y1="10.672cm" svg:x2="6.66cm" svg:y2="2.999cm" draw:start-shape="id18" draw:start-glue-point="3" draw:end-shape="id19" draw:end-glue-point="2" svg:d="M8912 10672h-2252v-7673">
          <text:p/>
        </draw:connector>
        <draw:rect draw:style-name="gr3" xml:id="id20" draw:id="id20" draw:layer="layout" svg:width="0.508cm" svg:height="0.254cm" svg:x="5.012cm" svg:y="9.95cm">
          <text:p/>
        </draw:rect>
        <draw:connector draw:style-name="gr13" draw:layer="layout" svg:x1="5.52cm" svg:y1="10.077cm" svg:x2="8.912cm" svg:y2="10.077cm" draw:start-shape="id20" draw:start-glue-point="1" draw:end-shape="id21" draw:end-glue-point="3" svg:d="M5520 10077h3392">
          <text:p/>
        </draw:connector>
        <draw:connector draw:style-name="gr13" draw:layer="layout" svg:x1="14.616cm" svg:y1="3cm" svg:x2="11.92cm" svg:y2="10.072cm" draw:start-shape="id22" draw:start-glue-point="2" draw:end-shape="id23" draw:end-glue-point="1" svg:d="M14616 3000v7072h-2696">
          <text:p/>
        </draw:connector>
        <draw:rect draw:style-name="gr3" xml:id="id29" draw:id="id29" draw:layer="layout" svg:width="0.508cm" svg:height="0.254cm" svg:x="12.112cm" svg:y="12.045cm">
          <text:p/>
        </draw:rect>
        <draw:rect draw:style-name="gr3" xml:id="id25" draw:id="id25" draw:layer="layout" svg:width="0.508cm" svg:height="0.254cm" svg:x="12.112cm" svg:y="11.445cm">
          <text:p/>
        </draw:rect>
        <draw:rect draw:style-name="gr3" xml:id="id26" draw:id="id26" draw:layer="layout" svg:width="0.508cm" svg:height="0.254cm" svg:x="12.112cm" svg:y="11.745cm">
          <text:p/>
        </draw:rect>
        <draw:connector draw:style-name="gr15" draw:layer="layout" svg:x1="11.92cm" svg:y1="10.672cm" svg:x2="12.62cm" svg:y2="11.572cm" draw:start-shape="id24" draw:start-glue-point="1" draw:end-shape="id25" draw:end-glue-point="1" svg:d="M11920 10672h1201v900h-501">
          <text:p/>
        </draw:connector>
        <draw:rect draw:style-name="gr3" xml:id="id27" draw:id="id27" draw:layer="layout" svg:width="0.508cm" svg:height="0.254cm" svg:x="15.512cm" svg:y="11.745cm">
          <text:p/>
        </draw:rect>
        <draw:connector draw:style-name="gr13" draw:layer="layout" svg:x1="12.62cm" svg:y1="11.872cm" svg:x2="15.512cm" svg:y2="11.872cm" draw:start-shape="id26" draw:start-glue-point="1" draw:end-shape="id27" draw:end-glue-point="3" svg:d="M12620 11872h2892">
          <text:p/>
        </draw:connector>
        <draw:connector draw:style-name="gr13" draw:layer="layout" svg:x1="14.873cm" svg:y1="3cm" svg:x2="12.62cm" svg:y2="12.172cm" draw:start-shape="id28" draw:start-glue-point="2" draw:end-shape="id29" draw:end-glue-point="1" svg:d="M14873 3000v9172h-2253">
          <text:p/>
        </draw:connector>
        <draw:rect draw:style-name="gr3" xml:id="id31" draw:id="id31" draw:layer="layout" svg:width="0.508cm" svg:height="0.254cm" svg:x="8.512cm" svg:y="11.745cm">
          <text:p/>
        </draw:rect>
        <draw:rect draw:style-name="gr3" xml:id="id30" draw:id="id30" draw:layer="layout" svg:width="0.508cm" svg:height="0.254cm" svg:x="5.012cm" svg:y="11.745cm">
          <text:p/>
        </draw:rect>
        <draw:connector draw:style-name="gr13" draw:layer="layout" svg:x1="5.52cm" svg:y1="11.872cm" svg:x2="8.512cm" svg:y2="11.872cm" draw:start-shape="id30" draw:start-glue-point="1" draw:end-shape="id31" draw:end-glue-point="3" svg:d="M5520 11872h2992">
          <text:p/>
        </draw:connector>
        <draw:rect draw:style-name="gr3" xml:id="id33" draw:id="id33" draw:layer="layout" svg:width="0.508cm" svg:height="0.254cm" svg:x="8.512cm" svg:y="11.445cm">
          <text:p/>
        </draw:rect>
        <draw:connector draw:style-name="gr16" draw:layer="layout" draw:line-skew="0cm -0.786cm -0.407cm" svg:x1="11.92cm" svg:y1="9.272cm" svg:x2="8.512cm" svg:y2="11.572cm" draw:start-shape="id32" draw:start-glue-point="1" draw:end-shape="id33" draw:end-glue-point="3" svg:d="M11920 9272h501v364h-4817v1936h908">
          <text:p/>
        </draw:connector>
        <draw:rect draw:style-name="gr3" xml:id="id35" draw:id="id35" draw:layer="layout" svg:width="0.508cm" svg:height="0.254cm" svg:x="8.912cm" svg:y="9.145cm">
          <text:p/>
        </draw:rect>
        <draw:rect draw:style-name="gr3" xml:id="id15" draw:id="id15" draw:layer="layout" svg:width="0.508cm" svg:height="0.254cm" svg:x="8.912cm" svg:y="8.545cm">
          <text:p/>
        </draw:rect>
        <draw:rect draw:style-name="gr3" xml:id="id40" draw:id="id40" draw:layer="layout" svg:width="0.508cm" svg:height="0.254cm" svg:x="8.912cm" svg:y="7.745cm">
          <text:p/>
        </draw:rect>
        <draw:rect draw:style-name="gr3" xml:id="id43" draw:id="id43" draw:layer="layout" svg:width="0.508cm" svg:height="0.254cm" svg:x="8.912cm" svg:y="7.145cm">
          <text:p/>
        </draw:rect>
        <draw:rect draw:style-name="gr3" xml:id="id37" draw:id="id37" draw:layer="layout" svg:width="0.508cm" svg:height="0.184cm" svg:x="11.412cm" svg:y="7.617cm">
          <text:p/>
        </draw:rect>
        <draw:rect draw:style-name="gr3" xml:id="id14" draw:id="id14" draw:layer="layout" svg:width="0.508cm" svg:height="0.184cm" svg:x="11.412cm" svg:y="7.826cm">
          <text:p/>
        </draw:rect>
        <draw:rect draw:style-name="gr3" xml:id="id34" draw:id="id34" draw:layer="layout" svg:width="0.508cm" svg:height="0.254cm" svg:x="5.012cm" svg:y="9.15cm">
          <text:p/>
        </draw:rect>
        <draw:connector draw:style-name="gr13" draw:layer="layout" svg:x1="5.52cm" svg:y1="9.277cm" svg:x2="8.912cm" svg:y2="9.272cm" draw:start-shape="id34" draw:start-glue-point="1" draw:end-shape="id35" draw:end-glue-point="3" svg:d="M5520 9277h1696v-5h1696">
          <text:p/>
        </draw:connector>
        <draw:rect draw:style-name="gr3" xml:id="id36" draw:id="id36" draw:layer="layout" svg:width="0.508cm" svg:height="0.254cm" svg:x="15.524cm" svg:y="7.582cm">
          <text:p/>
        </draw:rect>
        <draw:connector draw:style-name="gr16" draw:layer="layout" svg:x1="15.524cm" svg:y1="7.709cm" svg:x2="11.92cm" svg:y2="7.709cm" draw:start-shape="id36" draw:start-glue-point="3" draw:end-shape="id37" draw:end-glue-point="1" svg:d="M15524 7709h-3604">
          <text:p/>
        </draw:connector>
        <draw:rect draw:style-name="gr3" xml:id="id39" draw:id="id39" draw:layer="layout" svg:width="0.508cm" svg:height="0.184cm" svg:x="11.412cm" svg:y="7.317cm">
          <text:p/>
        </draw:rect>
        <draw:connector draw:style-name="gr15" draw:layer="layout" svg:x1="14.103cm" svg:y1="3.001cm" svg:x2="11.92cm" svg:y2="7.409cm" draw:start-shape="id38" draw:start-glue-point="2" draw:end-shape="id39" draw:end-glue-point="1" svg:d="M14103 3001v4408h-2183">
          <text:p/>
        </draw:connector>
        <draw:connector draw:style-name="gr16" draw:layer="layout" svg:x1="8.912cm" svg:y1="7.872cm" svg:x2="7.173cm" svg:y2="3cm" draw:start-shape="id40" draw:start-glue-point="3" draw:end-shape="id41" draw:end-glue-point="2" svg:d="M8912 7872h-1739v-4872">
          <text:p/>
        </draw:connector>
        <draw:rect draw:style-name="gr3" xml:id="id42" draw:id="id42" draw:layer="layout" svg:width="0.508cm" svg:height="0.254cm" svg:x="5.012cm" svg:y="7.145cm">
          <text:p/>
        </draw:rect>
        <draw:connector draw:style-name="gr16" draw:layer="layout" svg:x1="5.52cm" svg:y1="7.272cm" svg:x2="8.912cm" svg:y2="7.272cm" draw:start-shape="id42" draw:start-glue-point="1" draw:end-shape="id43" draw:end-glue-point="3" svg:d="M5520 7272h3392">
          <text:p/>
        </draw:connector>
        <draw:rect draw:style-name="gr3" xml:id="id45" draw:id="id45" draw:layer="layout" svg:width="0.508cm" svg:height="0.254cm" svg:x="15.524cm" svg:y="5.982cm">
          <text:p/>
        </draw:rect>
        <draw:rect draw:style-name="gr3" xml:id="id44" draw:id="id44" draw:layer="layout" svg:width="0.508cm" svg:height="0.254cm" svg:x="13.124cm" svg:y="5.982cm">
          <text:p/>
        </draw:rect>
        <draw:connector draw:style-name="gr17" draw:layer="layout" svg:x1="13.632cm" svg:y1="6.109cm" svg:x2="15.524cm" svg:y2="6.109cm" draw:start-shape="id44" draw:start-glue-point="1" draw:end-shape="id45" draw:end-glue-point="3" svg:d="M13632 6109h1892">
          <text:p/>
        </draw:connector>
        <draw:rect draw:style-name="gr3" xml:id="id46" draw:id="id46" draw:layer="layout" svg:width="0.508cm" svg:height="0.254cm" svg:x="5.012cm" svg:y="4.545cm">
          <text:p/>
        </draw:rect>
        <draw:rect draw:style-name="gr3" xml:id="id47" draw:id="id47" draw:layer="layout" svg:width="0.508cm" svg:height="0.254cm" svg:x="8.912cm" svg:y="4.545cm">
          <text:p/>
        </draw:rect>
        <draw:connector draw:style-name="gr13" draw:layer="layout" draw:type="lines" svg:x1="5.52cm" svg:y1="4.672cm" svg:x2="8.912cm" svg:y2="4.672cm" draw:start-shape="id46" draw:start-glue-point="1" draw:end-shape="id47" draw:end-glue-point="3" svg:d="M5520 4672h501 2390 501">
          <text:p/>
        </draw:connector>
        <draw:rect draw:style-name="gr3" xml:id="id48" draw:id="id48" draw:layer="layout" svg:width="0.508cm" svg:height="0.254cm" svg:x="11.412cm" svg:y="4.845cm">
          <text:p/>
        </draw:rect>
        <draw:rect draw:style-name="gr3" xml:id="id50" draw:id="id50" draw:layer="layout" svg:width="0.508cm" svg:height="0.254cm" svg:x="11.412cm" svg:y="4.245cm">
          <text:p/>
        </draw:rect>
        <draw:rect draw:style-name="gr3" xml:id="id49" draw:id="id49" draw:layer="layout" svg:width="0.508cm" svg:height="0.254cm" svg:x="15.512cm" svg:y="4.845cm">
          <text:p/>
        </draw:rect>
        <draw:connector draw:style-name="gr13" draw:layer="layout" draw:type="lines" svg:x1="11.92cm" svg:y1="4.972cm" svg:x2="15.512cm" svg:y2="4.972cm" draw:start-shape="id48" draw:start-glue-point="1" draw:end-shape="id49" draw:end-glue-point="3" svg:d="M11920 4972h501 2590 501">
          <text:p/>
        </draw:connector>
        <draw:connector draw:style-name="gr13" draw:layer="layout" svg:x1="11.92cm" svg:y1="4.372cm" svg:x2="13.847cm" svg:y2="3.002cm" draw:start-shape="id50" draw:start-glue-point="1" draw:end-shape="id51" draw:end-glue-point="2" svg:d="M11920 4372h1927v-1370">
          <text:p/>
        </draw:connector>
        <draw:rect draw:style-name="gr3" xml:id="id52" draw:id="id52" draw:layer="layout" svg:width="0.508cm" svg:height="0.254cm" svg:x="5.012cm" svg:y="3.645cm">
          <text:p/>
        </draw:rect>
        <draw:connector draw:style-name="gr16" draw:layer="layout" svg:x1="5.52cm" svg:y1="3.772cm" svg:x2="13.077cm" svg:y2="3.004cm" draw:start-shape="id52" draw:start-glue-point="1" draw:end-shape="id53" draw:end-glue-point="2" svg:d="M5520 3772h7557v-768">
          <text:p/>
        </draw:connector>
        <draw:rect draw:style-name="gr3" xml:id="id54" draw:id="id54" draw:layer="layout" svg:width="0.508cm" svg:height="0.254cm" svg:x="5.012cm" svg:y="3.345cm">
          <text:p/>
        </draw:rect>
        <draw:rect draw:style-name="gr3" xml:id="id55" draw:id="id55" draw:layer="layout" svg:width="0.508cm" svg:height="0.254cm" svg:x="8.912cm" svg:y="3.345cm">
          <text:p/>
        </draw:rect>
        <draw:connector draw:style-name="gr13" draw:layer="layout" svg:x1="5.52cm" svg:y1="3.472cm" svg:x2="8.912cm" svg:y2="3.472cm" draw:start-shape="id54" draw:start-glue-point="1" draw:end-shape="id55" draw:end-glue-point="3" svg:d="M5520 3472h3392">
          <text:p/>
        </draw:connector>
        <draw:rect draw:style-name="gr3" xml:id="id56" draw:id="id56" draw:layer="layout" svg:width="0.508cm" svg:height="0.254cm" svg:x="11.412cm" svg:y="3.345cm">
          <text:p/>
        </draw:rect>
        <draw:rect draw:style-name="gr3" xml:id="id57" draw:id="id57" draw:layer="layout" svg:width="0.508cm" svg:height="0.254cm" svg:x="15.512cm" svg:y="3.345cm">
          <text:p/>
        </draw:rect>
        <draw:connector draw:style-name="gr13" draw:layer="layout" svg:x1="11.92cm" svg:y1="3.472cm" svg:x2="15.512cm" svg:y2="3.472cm" draw:start-shape="id56" draw:start-glue-point="1" draw:end-shape="id57" draw:end-glue-point="3" svg:d="M11920 3472h3592">
          <text:p/>
        </draw:connector>
        <draw:rect draw:style-name="gr3" xml:id="id59" draw:id="id59" draw:layer="layout" svg:width="0.508cm" svg:height="0.254cm" svg:x="15.149cm" svg:y="2.245cm">
          <text:p/>
        </draw:rect>
        <draw:rect draw:style-name="gr3" xml:id="id60" draw:id="id60" draw:layer="layout" svg:width="0.508cm" svg:height="0.254cm" svg:x="15.149cm" svg:y="2.645cm">
          <text:p/>
        </draw:rect>
        <draw:connector draw:style-name="gr17" draw:layer="layout" draw:line-skew="-0.184cm" svg:x1="18.07cm" svg:y1="2.041cm" svg:x2="15.657cm" svg:y2="2.372cm" draw:start-shape="id58" draw:start-glue-point="2" draw:end-shape="id59" draw:end-glue-point="1" svg:d="M18070 2041v330h-1683v1h-730">
          <text:p/>
        </draw:connector>
        <draw:rect draw:style-name="gr3" xml:id="id61" draw:id="id61" draw:layer="layout" svg:width="0.33cm" svg:height="0.254cm" svg:x="19.11cm" svg:y="5.882cm">
          <text:p/>
        </draw:rect>
        <draw:connector draw:style-name="gr18" draw:layer="layout" draw:line-skew="1.015cm" svg:x1="15.657cm" svg:y1="2.772cm" svg:x2="19.11cm" svg:y2="6.009cm" draw:start-shape="id60" draw:start-glue-point="1" draw:end-shape="id61" draw:end-glue-point="3" svg:d="M15657 2772h2742v3237h711">
          <text:p/>
        </draw:connector>
        <draw:rect draw:style-name="gr3" xml:id="id63" draw:id="id63" draw:layer="layout" svg:width="0.33cm" svg:height="0.254cm" svg:x="19.11cm" svg:y="8.082cm">
          <text:p/>
        </draw:rect>
        <draw:rect draw:style-name="gr3" xml:id="id62" draw:id="id62" draw:layer="layout" svg:width="0.33cm" svg:height="0.254cm" svg:x="17.61cm" svg:y="8.082cm">
          <text:p/>
        </draw:rect>
        <draw:connector draw:style-name="gr18" draw:layer="layout" svg:x1="17.94cm" svg:y1="8.209cm" svg:x2="19.11cm" svg:y2="8.209cm" draw:start-shape="id62" draw:start-glue-point="1" draw:end-shape="id63" draw:end-glue-point="3" svg:d="M17940 8209h1170">
          <text:p/>
        </draw:connector>
        <draw:rect draw:style-name="gr3" xml:id="id64" draw:id="id64" draw:layer="layout" svg:width="0.33cm" svg:height="0.254cm" svg:x="16.31cm" svg:y="11.882cm">
          <text:p/>
        </draw:rect>
        <draw:rect draw:style-name="gr3" xml:id="id65" draw:id="id65" draw:layer="layout" svg:width="0.33cm" svg:height="0.254cm" svg:x="16.31cm" svg:y="12.982cm">
          <text:p/>
        </draw:rect>
        <draw:connector draw:style-name="gr19" draw:layer="layout" svg:x1="16.475cm" svg:y1="12.136cm" svg:x2="16.475cm" svg:y2="12.982cm" draw:start-shape="id64" draw:start-glue-point="2" draw:end-shape="id65" draw:end-glue-point="0" svg:d="M16475 12136v846">
          <text:p/>
        </draw:connector>
        <draw:rect draw:style-name="gr3" xml:id="id66" draw:id="id66" draw:layer="layout" svg:width="0.33cm" svg:height="0.254cm" svg:x="4.11cm" svg:y="11.882cm">
          <text:p/>
        </draw:rect>
        <draw:rect draw:style-name="gr3" xml:id="id67" draw:id="id67" draw:layer="layout" svg:width="0.33cm" svg:height="0.254cm" svg:x="4.11cm" svg:y="12.982cm">
          <text:p/>
        </draw:rect>
        <draw:connector draw:style-name="gr20" draw:layer="layout" svg:x1="4.275cm" svg:y1="12.136cm" svg:x2="4.275cm" svg:y2="12.982cm" draw:start-shape="id66" draw:start-glue-point="2" draw:end-shape="id67" draw:end-glue-point="0" svg:d="M4275 12136v846">
          <text:p/>
        </draw:connector>
        <draw:rect draw:style-name="gr3" xml:id="id69" draw:id="id69" draw:layer="layout" svg:width="0.33cm" svg:height="0.254cm" svg:x="3.11cm" svg:y="8.082cm">
          <text:p/>
        </draw:rect>
        <draw:rect draw:style-name="gr3" xml:id="id68" draw:id="id68" draw:layer="layout" svg:width="0.33cm" svg:height="0.254cm" svg:x="1.61cm" svg:y="8.082cm">
          <text:p/>
        </draw:rect>
        <draw:connector draw:style-name="gr18" draw:layer="layout" svg:x1="1.94cm" svg:y1="8.209cm" svg:x2="3.11cm" svg:y2="8.209cm" draw:start-shape="id68" draw:start-glue-point="1" draw:end-shape="id69" draw:end-glue-point="3" svg:d="M1940 8209h1170">
          <text:p/>
        </draw:connector>
        <draw:rect draw:style-name="gr3" xml:id="id71" draw:id="id71" draw:layer="layout" svg:width="0.33cm" svg:height="0.254cm" svg:x="1.61cm" svg:y="5.882cm">
          <text:p/>
        </draw:rect>
        <draw:rect draw:style-name="gr3" xml:id="id70" draw:id="id70" draw:layer="layout" svg:width="0.508cm" svg:height="0.254cm" svg:x="5.149cm" svg:y="2.245cm">
          <text:p/>
        </draw:rect>
        <draw:rect draw:style-name="gr3" xml:id="id73" draw:id="id73" draw:layer="layout" svg:width="0.508cm" svg:height="0.254cm" svg:x="5.149cm" svg:y="2.645cm">
          <text:p/>
        </draw:rect>
        <draw:connector draw:style-name="gr18" draw:layer="layout" draw:line-skew="-1.047cm" svg:x1="5.149cm" svg:y1="2.372cm" svg:x2="1.94cm" svg:y2="6.009cm" draw:start-shape="id70" draw:start-glue-point="3" draw:end-shape="id71" draw:end-glue-point="1" svg:d="M5149 2372h-2651v3637h-558">
          <text:p/>
        </draw:connector>
        <draw:rect draw:style-name="gr3" xml:id="id72" draw:id="id72" draw:layer="layout" svg:width="0.508cm" svg:height="0.254cm" svg:x="4.012cm" svg:y="3.345cm">
          <text:p/>
        </draw:rect>
        <draw:connector draw:style-name="gr17" draw:layer="layout" svg:x1="4.266cm" svg:y1="3.345cm" svg:x2="5.149cm" svg:y2="2.772cm" draw:start-shape="id72" draw:start-glue-point="0" draw:end-shape="id73" draw:end-glue-point="3" svg:d="M4266 3345v-573h883">
          <text:p/>
        </draw:connector>
        <draw:rect draw:style-name="gr3" xml:id="id74" draw:id="id74" draw:layer="layout" svg:width="0.508cm" svg:height="0.254cm" svg:x="7.534cm" svg:y="2.645cm">
          <text:p/>
        </draw:rect>
        <draw:rect draw:style-name="gr3" xml:id="id75" draw:id="id75" draw:layer="layout" svg:width="0.508cm" svg:height="0.254cm" svg:x="8.949cm" svg:y="2.645cm">
          <text:p/>
        </draw:rect>
        <draw:connector draw:style-name="gr13" draw:layer="layout" svg:x1="8.042cm" svg:y1="2.772cm" svg:x2="8.949cm" svg:y2="2.772cm" draw:start-shape="id74" draw:start-glue-point="1" draw:end-shape="id75" draw:end-glue-point="3" svg:d="M8042 2772h907">
          <text:p/>
        </draw:connector>
        <draw:rect draw:style-name="gr12" draw:text-style-name="P3" draw:layer="layout" svg:width="0.483cm" svg:height="8.077cm" svg:x="1.533cm" svg:y="3.057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21" draw:text-style-name="P6" draw:layer="layout" svg:width="2.977cm" svg:height="1.024cm" svg:x="12.755cm" svg:y="2.019cm">
          <text:p text:style-name="P5"><text:span text:style-name="T4">TAi</text:span></text:p>
          <text:p text:style-name="P5"><text:span text:style-name="T5"><text:s text:c="4"/></text:span><text:span text:style-name="T5">TxAppInterface</text:span></text:p>
        </draw:rect>
        <draw:rect draw:style-name="gr21" draw:text-style-name="P6" draw:layer="layout" svg:width="3.131cm" svg:height="1.141cm" svg:x="8.844cm" svg:y="2.524cm">
          <text:p text:style-name="P5"><text:span text:style-name="T4">RSt</text:span></text:p>
          <text:p text:style-name="P5"><text:span text:style-name="T5"><text:s text:c="4"/></text:span><text:span text:style-name="T5">RxSarTable</text:span><text:span text:style-name="T4"> </text:span></text:p>
        </draw:rect>
        <draw:rect draw:style-name="gr21" draw:text-style-name="P6" draw:layer="layout" svg:width="3.027cm" svg:height="1.002cm" svg:x="5.064cm" svg:y="2.041cm">
          <text:p text:style-name="P5"><text:span text:style-name="T4">RAi</text:span></text:p>
          <text:p text:style-name="P5"><text:span text:style-name="T5"><text:s text:c="4"/></text:span><text:span text:style-name="T5">RxAppInterface</text:span><text:span text:style-name="T4"> </text:span></text:p>
        </draw:rect>
        <draw:rect draw:style-name="gr12" draw:text-style-name="P3" draw:layer="layout" svg:width="10.668cm" svg:height="0.559cm" svg:x="5.064cm" svg:y="1.483cm">
          <text:p><text:span text:style-name="T3">TRIF</text:span></text:p>
        </draw:rect>
        <draw:rect draw:style-name="gr12" draw:text-style-name="P3" draw:layer="layout" svg:width="3.073cm" svg:height="0.559cm" svg:x="3.794cm" svg:y="12.913cm">
          <text:p><text:span text:style-name="T3">IPRX</text:span></text:p>
        </draw:rect>
        <draw:rect draw:style-name="gr12" draw:text-style-name="P3" draw:layer="layout" svg:width="3.149cm" svg:height="0.559cm" svg:x="14.208cm" svg:y="12.914cm">
          <text:p><text:span text:style-name="T3">IPTX</text:span></text:p>
        </draw:rect>
        <draw:rect draw:style-name="gr12" draw:text-style-name="P3" draw:layer="layout" svg:width="3.734cm" svg:height="0.559cm" svg:x="8.67cm" svg:y="12.906cm">
          <text:p><text:span text:style-name="T3">Smart CAM</text:span></text:p>
        </draw:rect>
        <draw:rect draw:style-name="gr21" draw:text-style-name="P6" draw:layer="layout" svg:width="2.555cm" svg:height="8.916cm" svg:x="3.017cm" svg:y="3.26cm">
          <text:p text:style-name="P5"><text:span text:style-name="T4">RXe</text:span></text:p>
          <text:p text:style-name="P5"><text:span text:style-name="T5"><text:s text:c="4"/></text:span><text:span text:style-name="T5">RxEngine</text:span><text:span text:style-name="T4"> </text:span></text:p>
        </draw:rect>
        <draw:rect draw:style-name="gr21" draw:text-style-name="P6" draw:layer="layout" svg:width="2.546cm" svg:height="8.916cm" svg:x="15.452cm" svg:y="3.26cm">
          <text:p text:style-name="P5"><text:span text:style-name="T4">pTXe</text:span></text:p>
          <text:p text:style-name="P5"><text:span text:style-name="T5"><text:s text:c="4"/></text:span><text:span text:style-name="T5">TxEngine</text:span><text:span text:style-name="T4"> </text:span></text:p>
        </draw:rect>
        <draw:rect draw:style-name="gr21" draw:text-style-name="P6" draw:layer="layout" svg:width="3.131cm" svg:height="1.084cm" svg:x="8.844cm" svg:y="7.028cm">
          <text:p text:style-name="P5"><text:span text:style-name="T4">TIm</text:span></text:p>
          <text:p text:style-name="P5"><text:span text:style-name="T5"><text:s text:c="4"/></text:span><text:span text:style-name="T5">Timers</text:span><text:span text:style-name="T4"> </text:span></text:p>
        </draw:rect>
        <draw:rect draw:style-name="gr21" draw:text-style-name="P6" draw:layer="layout" svg:width="3.131cm" svg:height="1.008cm" svg:x="8.844cm" svg:y="9.872cm">
          <text:p text:style-name="P5"><text:span text:style-name="T4">PRt</text:span></text:p>
          <text:p text:style-name="P5"><text:span text:style-name="T5"><text:s text:c="4"/></text:span><text:span text:style-name="T5">PortTable</text:span><text:span text:style-name="T4"> </text:span></text:p>
        </draw:rect>
        <draw:rect draw:style-name="gr21" draw:text-style-name="P6" draw:layer="layout" svg:width="4.267cm" svg:height="1.116cm" svg:x="8.391cm" svg:y="11.314cm">
          <text:p text:style-name="P5"><text:span text:style-name="T4">SLc</text:span></text:p>
          <text:p text:style-name="P5"><text:span text:style-name="T5"><text:s text:c="4"/></text:span><text:span text:style-name="T5">SessionLookupController</text:span><text:span text:style-name="T4"> </text:span></text:p>
        </draw:rect>
        <draw:rect draw:style-name="gr12" draw:text-style-name="P3" draw:layer="layout" svg:width="0.483cm" svg:height="8.102cm" svg:x="19.034cm" svg:y="3.058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21" draw:text-style-name="P6" draw:layer="layout" svg:width="3.131cm" svg:height="1.016cm" svg:x="8.844cm" svg:y="4.167cm">
          <text:p text:style-name="P5"><text:span text:style-name="T4">TSt</text:span></text:p>
          <text:p text:style-name="P5"><text:span text:style-name="T5"><text:s text:c="4"/></text:span><text:span text:style-name="T5">TxSarTable</text:span><text:span text:style-name="T4"> </text:span></text:p>
        </draw:rect>
        <draw:rect draw:style-name="gr21" draw:text-style-name="P6" draw:layer="layout" svg:width="1.994cm" svg:height="1.041cm" svg:x="11.745cm" svg:y="5.586cm">
          <text:p text:style-name="P5"><text:span text:style-name="T4">AKd</text:span></text:p>
          <text:p text:style-name="P5"><text:span text:style-name="T5"><text:s text:c="4"/></text:span><text:span text:style-name="T5">AckDelayer</text:span><text:span text:style-name="T4"> </text:span></text:p>
        </draw:rect>
        <draw:rect draw:style-name="gr21" draw:text-style-name="P6" draw:layer="layout" svg:width="2.214cm" svg:height="1.041cm" svg:x="8.844cm" svg:y="5.585cm">
          <text:p text:style-name="P5"><text:span text:style-name="T4">EVe</text:span></text:p>
          <text:p text:style-name="P5"><text:span text:style-name="T5"><text:s text:c="4"/></text:span><text:span text:style-name="T5">EventEngine</text:span><text:span text:style-name="T4"> </text:span></text:p>
        </draw:rect>
        <draw:rect draw:style-name="gr22" draw:text-style-name="P7" draw:layer="layout" svg:width="18cm" svg:height="11.988cm" svg:x="1.508cm" svg:y="1.457cm">
          <text:p/>
        </draw:rect>
        <draw:rect draw:style-name="gr3" xml:id="id17" draw:id="id17" draw:layer="layout" svg:width="0.508cm" svg:height="0.254cm" svg:x="11.412cm" svg:y="8.545cm">
          <text:p/>
        </draw:rect>
        <draw:rect draw:style-name="gr21" draw:text-style-name="P6" draw:layer="layout" svg:width="3.131cm" svg:height="1.024cm" svg:x="8.844cm" svg:y="8.446cm">
          <text:p text:style-name="P5"><text:span text:style-name="T4">STt</text:span></text:p>
          <text:p text:style-name="P5"><text:span text:style-name="T5"><text:s text:c="4"/></text:span><text:span text:style-name="T5">StateTable</text:span><text:span text:style-name="T4">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fill-gradient-name="Gradient_20_8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6H46M34S</meta:editing-duration>
    <meta:editing-cycles>203</meta:editing-cycles>
    <meta:generator>OpenOffice/4.1.6$Unix OpenOffice.org_project/416m1$Build-9790</meta:generator>
    <dc:date>2020-11-19T15:21:14</dc:date>
    <dc:creator>Francois Abel</dc:creator>
    <meta:printed-by>Francois Abel</meta:printed-by>
    <meta:print-date>2018-11-01T20:08:16.68</meta:print-date>
    <meta:document-statistic meta:object-count="147"/>
  </office:meta>
</office:document-meta>
</file>